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836df" officeooo:paragraph-rsid="002836df"/>
    </style:style>
    <style:style style:name="P7" style:family="paragraph" style:parent-style-name="normal">
      <style:text-properties style:text-underline-style="none" officeooo:rsid="002c0162" officeooo:paragraph-rsid="002c0162"/>
    </style:style>
    <style:style style:name="P8" style:family="paragraph" style:parent-style-name="normal">
      <style:text-properties style:text-underline-style="none" officeooo:rsid="002c67fe" officeooo:paragraph-rsid="002c67fe"/>
    </style:style>
    <style:style style:name="P9" style:family="paragraph" style:parent-style-name="normal">
      <style:text-properties style:text-underline-style="none" officeooo:rsid="002e3875" officeooo:paragraph-rsid="002e3875"/>
    </style:style>
    <style:style style:name="P10" style:family="paragraph" style:parent-style-name="normal">
      <style:text-properties style:text-underline-style="none" officeooo:rsid="002109db" officeooo:paragraph-rsid="001f98cf"/>
    </style:style>
    <style:style style:name="P11" style:family="paragraph" style:parent-style-name="normal">
      <style:text-properties style:text-underline-style="none" officeooo:rsid="002a3229" officeooo:paragraph-rsid="0031ad1f"/>
    </style:style>
    <style:style style:name="P12" style:family="paragraph" style:parent-style-name="normal">
      <style:text-properties style:text-underline-style="none" officeooo:rsid="002c67fe" officeooo:paragraph-rsid="002c67fe" fo:background-color="#ffff00"/>
    </style:style>
    <style:style style:name="P13" style:family="paragraph" style:parent-style-name="normal">
      <style:text-properties style:text-underline-style="none" officeooo:rsid="00343687" officeooo:paragraph-rsid="00343687"/>
    </style:style>
    <style:style style:name="P14" style:family="paragraph" style:parent-style-name="normal">
      <style:text-properties style:text-underline-style="none" officeooo:rsid="003513a9" officeooo:paragraph-rsid="003513a9"/>
    </style:style>
    <style:style style:name="P15" style:family="paragraph" style:parent-style-name="normal">
      <style:text-properties style:text-underline-style="none" officeooo:rsid="003620d6" officeooo:paragraph-rsid="003620d6"/>
    </style:style>
    <style:style style:name="P16" style:family="paragraph" style:parent-style-name="Text_20_body">
      <style:text-properties officeooo:rsid="002e3875" officeooo:paragraph-rsid="002e3875"/>
    </style:style>
    <style:style style:name="P17" style:family="paragraph" style:parent-style-name="normal" style:list-style-name="L1">
      <style:text-properties style:text-underline-style="none" officeooo:rsid="002e3875" officeooo:paragraph-rsid="002e3875"/>
    </style:style>
    <style:style style:name="P18" style:family="paragraph" style:parent-style-name="normal" style:list-style-name="L1">
      <style:text-properties style:text-underline-style="none" officeooo:rsid="0030a090" officeooo:paragraph-rsid="0030a090"/>
    </style:style>
    <style:style style:name="P19" style:family="paragraph" style:parent-style-name="normal" style:list-style-name="L1">
      <style:text-properties officeooo:rsid="002e3875" officeooo:paragraph-rsid="002e3875"/>
    </style:style>
    <style:style style:name="P20" style:family="paragraph" style:parent-style-name="normal" style:list-style-name="L1">
      <style:text-properties officeooo:rsid="002f83ad" officeooo:paragraph-rsid="002f83ad"/>
    </style:style>
    <style:style style:name="P21" style:family="paragraph" style:parent-style-name="Heading_20_1">
      <style:text-properties officeooo:rsid="002defb8" officeooo:paragraph-rsid="002defb8"/>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officeooo:rsid="003620d6"/>
    </style:style>
    <style:style style:name="T13" style:family="text">
      <style:text-properties officeooo:rsid="002c0162" fo:background-color="#ffff00" loext:char-shading-value="0"/>
    </style:style>
    <style:style style:name="T14" style:family="text">
      <style:text-properties officeooo:rsid="0038cd47"/>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1">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con respecto al caso de 80x80 (?)). </text:span><text:span text:style-name="T13">--lo que sigue no se si incluirlo--</text:span><text:span text:style-name="T13"><office:annotation><dc:creator>Andres Huayquil </dc:creator><dc:date>2016-05-09T23:50:54</dc:date><loext:sender-initials>A</loext:sender-initials><text:p text:style-name="P22"><text:span text:style-name="T15">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8"/>
      <text:p text:style-name="P12">–-Equipos donde se corrieron las pruebas (2 o 3).</text:p>
      <text:p text:style-name="P9">Las pruebas se llevaron a cabo en varios equipos para tener <text:span text:style-name="T11">distintos </text:span>resultados <text:span text:style-name="T11">que permitan</text:span> realizar una mejor evaluación del proceso de optimización. </text:p>
      <text:p text:style-name="P9">La equipos utilizados fueron:</text:p>
      <text:list xml:id="list2206767413686685944" text:style-name="L1">
        <text:list-item>
          <text:p text:style-name="P17">Equipo 1:</text:p>
          <text:list>
            <text:list-item>
              <text:p text:style-name="P17">Procesador AMD Phenom II 965 x86_64</text:p>
            </text:list-item>
            <text:list-item>
              <text:p text:style-name="P17">Mother ASUS ...</text:p>
            </text:list-item>
            <text:list-item>
              <text:p text:style-name="P17">4Gb RAM</text:p>
            </text:list-item>
            <text:list-item>
              <text:p text:style-name="P17">HD SATA II </text:p>
            </text:list-item>
          </text:list>
        </text:list-item>
        <text:list-item>
          <text:p text:style-name="P17">Equipo 2:</text:p>
          <text:list>
            <text:list-item>
              <text:p text:style-name="P19"><text:span text:style-name="T7">Procesador Intel Core i3-370</text:span><text:span text:style-name="T8">M</text:span><text:span text:style-name="T7"> x86_64</text:span></text:p>
            </text:list-item>
            <text:list-item>
              <text:p text:style-name="P17">Mother Dell</text:p>
            </text:list-item>
            <text:list-item>
              <text:p text:style-name="P17"><text:soft-page-break/>6Gb RAM</text:p>
            </text:list-item>
            <text:list-item>
              <text:p text:style-name="P17">HD SATA III</text:p>
            </text:list-item>
          </text:list>
        </text:list-item>
        <text:list-item>
          <text:p text:style-name="P17">Equipo 3</text:p>
          <text:list>
            <text:list-item>
              <text:p text:style-name="P19"><text:span text:style-name="T7">Procesador Intel Core i7-</text:span><text:span text:style-name="T8">3630QM <text:s/>2.4GHz <text:s/>x86_64</text:span></text:p>
            </text:list-item>
            <text:list-item>
              <text:p text:style-name="P20"><text:span text:style-name="T7">Motherboard Toshiba </text:span><text:span text:style-name="T9">Portable PC Version MP</text:span></text:p>
            </text:list-item>
            <text:list-item>
              <text:p text:style-name="P18">12Gb RAM</text:p>
            </text:list-item>
            <text:list-item>
              <text:p text:style-name="P18">HD SATA III</text:p>
            </text:list-item>
          </text:list>
        </text:list-item>
      </text:list>
      <text:p text:style-name="P5"/>
      <text:h text:style-name="P21" text:outline-level="1">4.3 Pruebas de tiempo</text:h>
      <text:p text:style-name="P16">Para las pruebas de tiempo se utilizó el comando time [ref al man time online?]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16">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text:span>2 Estado inicial y primer<text:span text:style-name="T3">as mediciones</text:span></text:h>
      <text:p text:style-name="P7">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13">Realizamos la compilación con el siguiente comando:</text:p>
      <text:p text:style-name="P13"/>
      <text:p text:style-name="P14">$ gfortran -o original invisidos2fin.for</text:p>
      <text:p text:style-name="P14"/>
      <text:p text:style-name="P14">Esto crea un archivo ejecutable llamado “original”.</text:p>
      <text:p text:style-name="P14">Para poder lanzar el ejecutable y poder verificar el tiempo lo realizamos con el comando:</text:p>
      <text:p text:style-name="P14"/>
      <text:p text:style-name="P14">$ time ./original</text:p>
      <text:p text:style-name="P14"/>
      <text:p text:style-name="P14">La ejecución generará todos los archivos utilizados para cálculos intermedios y resultados finales así como los temporales con los que el programa trabaja. <text:span text:style-name="T12">Los archivos generados son X así como el tamaño en disco ocupado por los mismos es de X Gb, donde el mayor tamaño es ocupado por los archivos .TMP. Esto lo podemos ver en la figura 4.3.2.xx. (imagen del tamaño del dir y de los arch)</text:span></text:p>
      <text:p text:style-name="P15">El tiempo resultante arroja para la linea real (tiempo real/total de ejecución) XmYs, donde el tiempo de usuario está muy cercano con XmYs y el tiempo de sistema es blabla. Se puede observar esto en la figura 4.3.2.yy.</text:p>
      <text:p text:style-name="P7"/>
      <text:p text:style-name="P9">Mostrar tiempo</text:p>
      <text:p text:style-name="P9">mostrar archivos y en especial los tmp. ¿memoria?</text:p>
      <text:p text:style-name="P9"/>
      <text:h text:style-name="Heading_20_3" text:outline-level="3">4.<text:span text:style-name="T5">3</text:span>.3 Optimización secuencial <text:span text:style-name="T3">y mediciones intermedias</text:span></text:h>
      <text:p text:style-name="P9">Mostrar tiempos y el uso de archivos, mostrar la baja de los tmp y el espacio ocupado. ¿memoria?</text:p>
      <text:p text:style-name="P9"/>
      <text:h text:style-name="Heading_20_3" text:outline-level="3"><text:soft-page-break/>4.<text:span text:style-name="T5">3.</text:span>4 Optimización Paralela <text:span text:style-name="T3">y mediciones finales</text:span></text:h>
      <text:p text:style-name="P6"/>
      <text:h text:style-name="Heading_20_1" text:outline-level="1">4.<text:span text:style-name="T14">4</text:span> Conclusión</text:h>
      <text:p text:style-name="P1"/>
      <text:p text:style-name="P1"/>
      <text:p text:style-name="P1"/>
      <text:p text:style-name="P1"/>
      <text:p text:style-name="P1"/>
      <text:p text:style-name="P1"/>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5-26T22:07:08.979677108</dc:date>
    <meta:editing-duration>PT2H53M24S</meta:editing-duration>
    <meta:editing-cycles>19</meta:editing-cycles>
    <meta:generator>LibreOffice/5.1.2.2$Linux_X86_64 LibreOffice_project/10m0$Build-2</meta:generator>
    <dc:creator>Andres Huayquil </dc:creator>
    <meta:document-statistic meta:table-count="0" meta:image-count="0" meta:object-count="0" meta:page-count="3" meta:paragraph-count="44" meta:word-count="799" meta:character-count="4770" meta:non-whitespace-character-count="4025"/>
  </office:meta>
</office:document-meta>
</file>